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24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nual_Num_sw_records</text:p>
          </table:table-cell>
          <table:table-cell/>
        </table:table-row>
        <table:table-row table:style-name="ro1">
          <table:table-cell office:value-type="string" calcext:value-type="string">
            <text:p>Aberdeen University Research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ertay Research Port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erystwyth Research Port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T Open Access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glia Ruskin Research On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Apoll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ston Publications Explor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gor University Research Port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CU Open Acces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R (Buckingham E-Archive of Research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BG Research On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Birkbeck Institutional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rmingham City University Open Access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urnemouth University Research Onl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adford Schol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unel University Research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cks New University: Bucks Knowledge Arc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anterbury Research and Theses Environ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ardiff Metropolitan University Research Repositor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DA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entral Archive at the University of Readi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ral Research and Creativity Online - Royal Central School of Speech and Dr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hesterRe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ty Research Onl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L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ranfield CER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nfa at Swansea Universit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RVE/op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De Montfort University Open Research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gital Education Resource Arc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Durham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Prints Soto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-space: Manchester Metropolitan University's Research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ge Hill University Research Information Reposito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Edinburgh Research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inburgh Research Explorer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EdSh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edShare@GCU (Glasgow Caledonian Universit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lighten: Research Data (University of Glasgow)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ePubs: the open archive for STFC research publicati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C Publications - Cambridge Univesit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lore Bristol Research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Falmouth University Research Repository (FURR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asgow School of Art: RAD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Glynd?r University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dsmiths Research Onlin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Greenwich Academic Literature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rper Adams University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rtpury Pur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rt of England: HEFT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riot-Watt Research Porta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ope's Institutional Research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uddersfield Research Por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DS Open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ight - University of Cumbr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Keele Research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nt Academic Repository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ent Data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's Research Portal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Kingston University Research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Lancaster E-Prin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BS Research On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Leeds Arts University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Leeds Arts University Repository (CRES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Leeds Beckett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Leeds Trinity Univers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Leicester Research Archive (LRA)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LJMU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 Met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Loughborough University Research Repository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SBU Research Op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SE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SHTM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STM Online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ddlesex University Research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MS EPri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National Centre for Research Methods: NCRM EPrints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NECT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NERC Open Research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castle University E-Prin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man University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Northumbria Research Lin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wich University of the Arts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Nottingham ePrin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tingham Research Data Management Repository (University of Nottingham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tingham Trent Institutional Repository (IRep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nline Research @ Cardif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line Research 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Open Access Institutional Repository at Robert Gordon Univers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Open Research Exete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pen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xford Brookes University: RAD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xford Text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xford University Research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ymouth Electronic Archive and Research Libra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ymouth Marine Science Electronic Archive (PlyMSEA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ymouth Marjon University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rtsmouth University Research Portal (Pure)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Queen Margaret University eRe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Queen Mary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en's University Research Portal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Ravensbourne University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Repository@Hull - CRI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ository@Napi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ository@Nottingha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earchOnline@G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ResearchSPace - Bath Spa Universit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ehampton University Research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Rothamsted Repository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Royal Agricultural University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Royal College of Art Research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Royal College of Music Research On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Royal Holloway - Pu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yal Holloway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VC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S-SPA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heffield Hallam University Research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effield Hallam University Research Data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AS Research On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olent University Research Por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piral - Imperial College Digital Repository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SRUC - Scotland's Rural Colle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 Andrews Research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 George's Online Research Arc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 Mary's University Open Research Arc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irling Online Research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rling Online Research Repository (RIOXX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E - Staffordshire Online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underland University Institutional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urrey Research Insigh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ssex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eside University's Research Repositor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he University of Aberdeen Research Port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e University of Manchester - Institutional Repository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he University of Sheffield Research Reposi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 UWS academic por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he York Research Databas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UAL Research On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CA Research Onl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CL Discover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DORA - University of Derby Online Research Arch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EL Research Repository at University of East 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HI Research Reposito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lster University's Research Port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niversity of Bath Research Porta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University of Bedfordshire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niversity of Bedfordshire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niversity of Birmingham eData Repository (UBIRA E-Data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Birmingham Research Archive, E-papers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Birmingham Research Portal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University of Bolton Institutional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niversity of Brighton Research Por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University of Chichester EPrints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Dundee Online Publication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niversity of East Anglia digital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Essex Research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Gloucestershire Research Reposito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niversity of Hertfordshire Research Archi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Huddersfield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Lincoln Institutional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Liverpool Repository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niversity of Northampton's Research 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niversity of Reading Research Data Archiv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iversity of Salford Institutional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St. Andrews - Pure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University of Strathclyde Institutional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Surre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versity of Wales Trinity Saint Dav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niversity of Worcester Research and Publicat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WE Bristol Research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WL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rwick Research Archives Portal Reposito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stminsterResearch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White Rose E-theses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ite Rose Research Onli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chester Research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Wolverhampton Intellectual Repository and E-the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Writtle University College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York St John University Institutional Reposi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1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3:26:27.385580658</meta:creation-date>
    <dc:date>2023-08-08T21:49:28.572064513</dc:date>
    <meta:editing-duration>PT2H39M13S</meta:editing-duration>
    <meta:editing-cycles>4</meta:editing-cycles>
    <meta:generator>LibreOffice/7.3.7.2$Linux_X86_64 LibreOffice_project/30$Build-2</meta:generator>
    <meta:document-statistic meta:table-count="1" meta:cell-count="425" meta:object-count="0"/>
  </office:meta>
</office:document-meta>
</file>